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462.27pt" svg:y="10.37pt">
            <draw:object draw:notify-on-update-of-ranges="Sheet1.A2:Sheet1.A21 Sheet1.B1:Sheet1.B1 Sheet1.B2:Sheet1.B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TypeShield: Count</text:p>
          </table:table-cell>
          <table:table-cell office:value-type="string" calcext:value-type="string">
            <text:p>TypeShield: Count+Type</text:p>
          </table:table-cell>
        </table:table-row>
        <table:table-row table:style-name="ro1">
          <table:table-cell office:value-type="string" calcext:value-type="string">
            <text:p>bzip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qunatum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table:style-name="ce1" office:value-type="float" office:value="1.04" calcext:value-type="float">
            <text:p>1.04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1.05" calcext:value-type="float">
            <text:p>1.05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.045" calcext:value-type="float">
            <text:p>1.04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1.018" calcext:value-type="float">
            <text:p>1.018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string" calcext:value-type="string">
            <text:p>shinx3</text:p>
          </table:table-cell>
          <table:table-cell office:value-type="float" office:value="1.07" calcext:value-type="float">
            <text:p>1.07</text:p>
          </table:table-cell>
          <table:table-cell table:style-name="ce1" office:value-type="float" office:value="1.074" calcext:value-type="float">
            <text:p>1.074</text:p>
          </table:table-cell>
        </table:table-row>
        <table:table-row table:style-name="ro1">
          <table:table-cell office:value-type="string" calcext:value-type="string">
            <text:p>h264ref</text:p>
          </table:table-cell>
          <table:table-cell office:value-type="float" office:value="1.039" calcext:value-type="float">
            <text:p>1.039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gobmk</text:p>
          </table:table-cell>
          <table:table-cell office:value-type="float" office:value="1.037" calcext:value-type="float">
            <text:p>1.037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string" calcext:value-type="string">
            <text:p>perlbench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lbm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float" office:value="1.0888" calcext:value-type="float">
            <text:p>1.0888</text:p>
          </table:table-cell>
          <table:table-cell table:style-name="ce1" office:value-type="float" office:value="1.0855" calcext:value-type="float">
            <text:p>1.0855</text:p>
          </table:table-cell>
        </table:table-row>
        <table:table-row table:style-name="ro1">
          <table:table-cell office:value-type="string" calcext:value-type="string">
            <text:p>dealII</text:p>
          </table:table-cell>
          <table:table-cell office:value-type="float" office:value="1.09" calcext:value-type="float">
            <text:p>1.09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string" calcext:value-type="string">
            <text:p>namd</text:p>
          </table:table-cell>
          <table:table-cell office:value-type="float" office:value="1.021" calcext:value-type="float">
            <text:p>1.021</text:p>
          </table:table-cell>
          <table:table-cell office:value-type="float" office:value="1.0001" calcext:value-type="float">
            <text:p>1.0001</text:p>
          </table:table-cell>
        </table:table-row>
        <table:table-row table:style-name="ro1">
          <table:table-cell office:value-type="string" calcext:value-type="string">
            <text:p>omnetpp</text:p>
          </table:table-cell>
          <table:table-cell office:value-type="float" office:value="1" calcext:value-type="float">
            <text:p>1</text:p>
          </table:table-cell>
          <table:table-cell office:value-type="float" office:value="1.000001" calcext:value-type="float">
            <text:p>1.000001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1.038" calcext:value-type="float">
            <text:p>1.038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povray</text:p>
          </table:table-cell>
          <table:table-cell office:value-type="float" office:value="1.085" calcext:value-type="float">
            <text:p>1.08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xalancbmk</text:p>
          </table:table-cell>
          <table:table-cell office:value-type="float" office:value="1.18" calcext:value-type="float">
            <text:p>1.18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1.018" calcext:value-type="float">
            <text:p>1.018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table:formula="of:=GEOMEAN([.B2:.B20])" office:value-type="float" office:value="1.04616541200257" calcext:value-type="float">
            <text:p>1.046165412</text:p>
          </table:table-cell>
          <table:table-cell table:formula="of:=GEOMEAN([.C2:.C20])" office:value-type="float" office:value="1.05137407884186" calcext:value-type="float">
            <text:p>1.0513740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01:22:55.754761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5-20T01:32:50.681249248</dc:date>
    <meta:editing-duration>PT24M32S</meta:editing-duration>
    <meta:editing-cycles>6</meta:editing-cycles>
    <meta:generator>LibreOffice/4.4.6.3$Linux_X86_64 LibreOffice_project/40m0$Build-3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paragraph-properties style:writing-mode="lr-tb"/>
      <style:text-properties fo:font-size="12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draw:stroke="dash" draw:stroke-dash="Ultrafine_20_Dashed"/>
      <style:text-properties fo:color="#000000" fo:font-size="10pt" style:font-size-asian="10pt" style:font-size-complex="10pt"/>
    </style:style>
    <style:style style:name="ch5" style:family="chart">
      <style:graphic-properties draw:stroke="dash" draw:stroke-dash="Fine_20_Dashed"/>
    </style:style>
    <style:style style:name="ch6" style:family="chart" style:data-style-name="N0">
      <style:chart-properties chart:display-label="true" chart:logarithmic="false" chart:minimum="0.98" chart:origin="0" chart:reverse-direction="false" text:line-break="false" chart:link-data-style-to-source="true" chart:axis-position="1"/>
      <style:graphic-properties draw:stroke="dash" draw:stroke-dash="Fine_20_Dashe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aea79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.379cm" svg:y="0.418cm" style:legend-expansion="custom" chartooo:width="6.401cm" chartooo:height="1.712cm" style:legend-expansion-aspect-ratio="3.73890186915888" chart:style-name="ch2"/>
        <chart:plot-area chart:style-name="ch3" table:cell-range-address="Sheet1.A1:Sheet1.C21" chart:data-source-has-labels="both" svg:x="0.32cm" svg:y="0.18cm" svg:width="15.36cm" svg:height="8.64cm">
          <chartooo:coordinate-region svg:x="1.232cm" svg:y="0.18cm" svg:width="14.448cm" svg:height="6.731cm"/>
          <chart:axis chart:dimension="x" chart:name="primary-x" chart:style-name="ch4" chartooo:axis-type="auto">
            <chartooo:date-scale/>
            <chart:categories table:cell-range-address="Sheet1.A2:Sheet1.A2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21" chart:label-cell-address="Sheet1.B1:Sheet1.B1" chart:class="chart:bar">
            <chart:data-point chart:repeated="20"/>
          </chart:series>
          <chart:series chart:style-name="ch8" chart:values-cell-range-address="Sheet1.C2:Sheet1.C21" chart:label-cell-address="Sheet1.C1:Sheet1.C1" chart:class="chart:bar">
            <chart:data-point chart:repeated="2"/>
            <chart:data-point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Shield: Count</text:p>
                <draw:g>
                  <svg:desc>Sheet1.B1:Sheet1.B1</svg:desc>
                </draw:g>
              </table:table-cell>
              <table:table-cell office:value-type="string">
                <text:p>TypeShield: Count+Typ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Sheet1.A2:Sheet1.A21</svg:desc>
                </draw:g>
              </table:table-cell>
              <table:table-cell office:value-type="float" office:value="0.99">
                <text:p>0.99</text:p>
                <draw:g>
                  <svg:desc>Sheet1.B2:Sheet1.B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libqunatum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1.04">
                <text:p>1.04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1.05">
                <text:p>1.05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1.045">
                <text:p>1.04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1.018">
                <text:p>1.018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>shinx3</text:p>
              </table:table-cell>
              <table:table-cell office:value-type="float" office:value="1.07">
                <text:p>1.07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1.039">
                <text:p>1.039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1.037">
                <text:p>1.037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.09">
                <text:p>1.0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1.0888">
                <text:p>1.0888</text:p>
              </table:table-cell>
              <table:table-cell office:value-type="float" office:value="1.0855">
                <text:p>1.0855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1.09">
                <text:p>1.09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1.021">
                <text:p>1.021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1">
                <text:p>1</text:p>
              </table:table-cell>
              <table:table-cell office:value-type="float" office:value="1.000001">
                <text:p>1.000001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1.038">
                <text:p>1.038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085">
                <text:p>1.0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1.18">
                <text:p>1.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1.018">
                <text:p>1.018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geomean</text:p>
              </table:table-cell>
              <table:table-cell office:value-type="float" office:value="1.04616541200257">
                <text:p>1.04616541200257</text:p>
              </table:table-cell>
              <table:table-cell office:value-type="float" office:value="1.05137407884186">
                <text:p>1.05137407884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